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2-10T00:00:00" table:style-name="ce5">
            <text:p>10.02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5" table:formula="of:=[.A10]*([.D10]+50*[.C10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5" table:formula="of:=[.A12]*([.D12]+25*[.C12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5" table:style-name="ce9">
            <text:p>15</text:p>
          </table:table-cell>
          <table:table-cell office:value-type="currency" office:value="300" table:formula="of:=[.A14]*[.D14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450" table:formula="of:=[.A15]*[.D15]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261" table:formula="of:=SUM([.E6:.E18])" table:number-columns-spanned="2" table:number-rows-spanned="1" table:style-name="ce12">
            <text:p>CHF 1 261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4T11:37:05Z</dc:date>
    <meta:editing-cycles>17</meta:editing-cycles>
    <meta:editing-duration>PT18904S</meta:editing-duration>
  </office:meta>
</office:document-meta>
</file>